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EB Garamond" svg:font-family="'EB Garamond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EB Garamond1" svg:font-family="'EB Garamond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P2" style:family="paragraph">
      <loext:graphic-properties draw:fill="solid" draw:fill-color="#6fa8dc"/>
      <style:paragraph-properties fo:text-align="start"/>
    </style:style>
    <style:style style:name="P3" style:family="paragraph">
      <style:paragraph-properties fo:margin-top="0in" fo:margin-bottom="0in" fo:line-height="100%" fo:text-align="start"/>
    </style:style>
    <style:style style:name="P4" style:family="paragraph">
      <loext:graphic-properties draw:fill="none"/>
      <style:paragraph-properties fo:margin-top="0in" fo:margin-bottom="0in" fo:line-height="100%" fo:text-align="start"/>
    </style:style>
    <style:style style:name="P5" style:family="paragraph">
      <loext:graphic-properties draw:fill="none"/>
      <style:paragraph-properties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round" draw:fill="solid" draw:fill-color="#6fa8dc" draw:textarea-vertical-align="middle" draw:auto-grow-height="false" draw:fit-to-size="false" style:shrink-to-fit="false" fo:min-height="1.2327in" fo:min-width="1.6965in" fo:padding-top="0.1in" fo:padding-bottom="0.1in" fo:padding-left="0.1in" fo:padding-right="0.1in" fo:wrap-option="wrap" style:run-through="foreground"/>
    </style:style>
    <style:style style:name="gr3" style:family="graphic">
      <style:graphic-properties draw:stroke="solid" svg:stroke-width="0.0102in" svg:stroke-color="#000000" draw:stroke-linejoin="round" draw:fill="solid" draw:fill-color="#6fa8dc" draw:textarea-vertical-align="middle" draw:auto-grow-height="false" draw:fit-to-size="false" style:shrink-to-fit="false" fo:min-height="0.8862in" fo:min-width="1.111in" fo:padding-top="0.1in" fo:padding-bottom="0.1in" fo:padding-left="0.1in" fo:padding-right="0.1in" fo:wrap-option="wrap" style:run-through="foreground"/>
    </style:style>
    <style:style style:name="gr4" style:family="graphic">
      <style:graphic-properties draw:stroke="solid" svg:stroke-width="0.0102in" svg:stroke-color="#000000" draw:stroke-linejoin="round" draw:fill="solid" draw:fill-color="#6fa8dc" draw:textarea-vertical-align="middle" draw:auto-grow-height="false" draw:fit-to-size="false" style:shrink-to-fit="false" fo:min-height="0.6154in" fo:min-width="0.8661in" fo:padding-top="0.1in" fo:padding-bottom="0.1in" fo:padding-left="0.1in" fo:padding-right="0.1in" fo:wrap-option="wrap" style:run-through="foreground"/>
    </style:style>
    <style:style style:name="gr5" style:family="graphic">
      <style:graphic-properties draw:stroke="none" svg:stroke-width="0in" draw:fill="none" draw:textarea-vertical-align="top" draw:auto-grow-height="true" draw:fit-to-size="false" style:shrink-to-fit="false" fo:min-height="0in" fo:min-width="0in" fo:padding-top="0.1in" fo:padding-bottom="0.1in" fo:padding-left="0.1in" fo:padding-right="0.1in" fo:wrap-option="wrap" style:run-through="foreground"/>
    </style:style>
    <style:style style:name="gr6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in" fo:min-width="0.0264in" fo:padding-top="0.1in" fo:padding-bottom="0.1in" fo:padding-left="0.1in" fo:padding-right="0.1in" fo:wrap-option="wrap" style:run-through="foreground"/>
    </style:style>
    <style:style style:name="gr7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in" fo:min-width="0.061in" fo:padding-top="0.1in" fo:padding-bottom="0.1in" fo:padding-left="0.1in" fo:padding-right="0.1in" fo:wrap-option="wrap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as-char" draw:z-index="0" draw:style-name="gr1"><draw:custom-shape draw:name="Shape 2" draw:style-name="gr2" draw:text-style-name="P2" svg:width="1.8961in" svg:height="1.4323in" svg:x="0in" svg:y="1.2102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" draw:style-name="gr3" draw:text-style-name="P2" svg:width="1.8543in" svg:height="1.5362in" svg:x="2.2728in" svg:y="1.1575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4" draw:style-name="gr4" draw:text-style-name="P2" svg:width="2.1315in" svg:height="1.6295in" svg:x="4.4835in" svg:y="1.0591in"><text:p/><draw:enhanced-geometry draw:mirror-horizontal="false" draw:mirror-vertical="false" draw:text-areas="?f6 ?f7 ?f0 ?f1" svg:viewBox="0 0 0 0" draw:type="ooxml-diamond" draw:enhanced-path="M 0 ?f3 L ?f2 0 ?f5 ?f3 ?f2 ?f4 Z N"><draw:equation draw:name="f0" draw:formula="logwidth*3/4"/><draw:equation draw:name="f1" draw:formula="logheight*3/4"/><draw:equation draw:name="f2" draw:formula="logwidth/2"/><draw:equation draw:name="f3" draw:formula="logheight/2"/><draw:equation draw:name="f4" draw:formula="logheight"/><draw:equation draw:name="f5" draw:formula="logwidth"/><draw:equation draw:name="f6" draw:formula="logwidth/4"/><draw:equation draw:name="f7" draw:formula="logheight/4"/></draw:enhanced-geometry></draw:custom-shape><draw:custom-shape draw:name="Shape 5" draw:style-name="gr5" draw:text-style-name="P4" svg:width="1.7185in" svg:height="0.648in" svg:x="0.178in" svg:y="1.5618in"><text:p text:style-name="P3"><text:span text:style-name="T1">Book Name:</text:span></text:p><text:p text:style-name="P3"><text:span text:style-name="T1">Heads You Los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6" draw:style-name="gr5" draw:text-style-name="P4" svg:width="1.4185in" svg:height="0.8717in" svg:x="2.4807in" svg:y="1.6138in"><text:p text:style-name="P3"><text:span text:style-name="T1">Author Name:</text:span></text:p><text:p text:style-name="P3"><text:span text:style-name="T1">David Hayward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7" draw:style-name="gr5" draw:text-style-name="P4" svg:width="1.0531in" svg:height="1.0953in" svg:x="5.0661in" svg:y="1.5043in"><text:p text:style-name="P3"><text:span text:style-name="T1">Publisher:</text:span></text:p><text:p text:style-name="P3"><text:span text:style-name="T1">Berkeley</text:span></text:p><text:p text:style-name="P3"><text:span text:style-name="T1">(2011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8" draw:style-name="gr5" draw:text-style-name="P4" svg:width="5.9469in" svg:height="0.8717in" svg:x="0.1209in" svg:y="0in"><text:p text:style-name="P3"><text:span text:style-name="T1">TASK 1</text:span></text:p><text:p text:style-name="P3"><text:span text:style-name="T1">Design an ER Diagram for an online bookstore with entities like Book,Author and Publisher.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6" draw:text-style-name="P5" svg:width="0.2268in" svg:height="0.0079in" svg:x="1.9874in" svg:y="1.8701in"><text:p/><draw:enhanced-geometry draw:mirror-horizontal="false" draw:mirror-vertical="false" svg:viewBox="0 0 21600 21600" draw:type="mso-spt32" draw:enhanced-path="M 0 0 L 21600 21600 N"/></draw:custom-shape><draw:custom-shape draw:style-name="gr7" draw:text-style-name="P5" svg:width="0.2614in" svg:height="0.0079in" svg:x="4.1854in" svg:y="1.8701in"><text:p/><draw:enhanced-geometry draw:mirror-horizontal="false" draw:mirror-vertical="false" svg:viewBox="0 0 21600 21600" draw:type="mso-spt32" draw:enhanced-path="M 0 0 L 21600 21600 N"/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EB Garamond" svg:font-family="'EB Garamond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EB Garamond1" svg:font-family="'EB Garamond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0" meta:character-count="0" meta:non-whitespace-character-count="0"/>
    <meta:generator>LibreOfficeDev/6.0.5.2$Linux_X86_64 LibreOffice_project/</meta:generator>
  </office:meta>
</office:document-meta>
</file>